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17.44pt"/>
    </style:style>
    <style:style style:name="co6" style:family="table-column">
      <style:table-column-properties fo:break-before="auto" style:column-width="123.85pt"/>
    </style:style>
    <style:style style:name="co7" style:family="table-column">
      <style:table-column-properties fo:break-before="auto" style:column-width="126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January">
      <style:table-properties table:display="true" style:writing-mode="lr-tb"/>
    </style:style>
    <style:style style:name="ta2" style:family="table" style:master-page-name="PageStyle_5f_February">
      <style:table-properties table:display="true" style:writing-mode="lr-tb"/>
    </style:style>
    <style:style style:name="ta3" style:family="table" style:master-page-name="PageStyle_5f_March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y">
      <style:table-properties table:display="true" style:writing-mode="lr-tb"/>
    </style:style>
    <style:style style:name="ta6" style:family="table" style:master-page-name="PageStyle_5f_June">
      <style:table-properties table:display="true" style:writing-mode="lr-tb"/>
    </style:style>
    <style:style style:name="ta7" style:family="table" style:master-page-name="PageStyle_5f_July">
      <style:table-properties table:display="true" style:writing-mode="lr-tb"/>
    </style:style>
    <style:style style:name="ta8" style:family="table" style:master-page-name="PageStyle_5f_Au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c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cembe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anuary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ruary" table:style-name="ta2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4" table:number-columns-repeated="993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Februar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2"/>
          <table:table-cell table:number-columns-repeated="99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OTAL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29"/>
          <table:table-cell table:style-name="ce2"/>
          <table:table-cell table:number-columns-repeated="993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29"/>
          <table:table-cell table:style-name="ce3"/>
          <table:table-cell table:number-columns-repeated="993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29"/>
          <table:table-cell table:style-name="ce6" table:formula="of:=SUM([.B11:.AD11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29"/>
          <table:table-cell table:style-name="ce6" table:formula="of:=SUM([.B12:.AD12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29"/>
          <table:table-cell table:style-name="ce6" table:formula="of:=SUM([.B13:.AD13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29"/>
          <table:table-cell table:style-name="ce6" table:formula="of:=SUM([.B14:.AD14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29"/>
          <table:table-cell table:style-name="ce6" table:formula="of:=SUM([.B15:.AD15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29"/>
          <table:table-cell table:style-name="ce6" table:formula="of:=SUM([.B16:.AD16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29"/>
          <table:table-cell table:style-name="ce7" table:formula="of:=SUM([.B17:.AD17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table:number-columns-repeated="29"/>
          <table:table-cell table:style-name="ce8" office:value-type="string" calcext:value-type="string">
            <text:p>TOTAL:</text:p>
          </table:table-cell>
          <table:table-cell table:style-name="ce6" table:formula="of:=SUM([.AE11:.AE17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table:number-columns-repeated="29"/>
          <table:table-cell table:style-name="ce8" office:value-type="string" calcext:value-type="string">
            <text:p>Difference:</text:p>
          </table:table-cell>
          <table:table-cell table:style-name="ce10" table:formula="of:=[.AE18]-160" office:value-type="float" office:value="-160" calcext:value-type="float">
            <text:p>-160.0 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March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68" office:value-type="float" office:value="-168" calcext:value-type="float">
            <text:p>-168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il" table:style-name="ta4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April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76" office:value-type="float" office:value="-176" calcext:value-type="float">
            <text:p>-176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5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Ma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76" office:value-type="float" office:value="-176" calcext:value-type="float">
            <text:p>-176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e" table:style-name="ta6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une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68" office:value-type="float" office:value="-168" calcext:value-type="float">
            <text:p>-168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y" table:style-name="ta7">
        <table:table-column table:style-name="co5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ul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ust" table:style-name="ta8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August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68" office:value-type="float" office:value="-168" calcext:value-type="float">
            <text:p>-168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er" table:style-name="ta9">
        <table:table-column table:style-name="co5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Sept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76" office:value-type="float" office:value="-176" calcext:value-type="float">
            <text:p>-176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er" table:style-name="ta10">
        <table:table-column table:style-name="co6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Octo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er" table:style-name="ta1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Nov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60" office:value-type="float" office:value="-160" calcext:value-type="float">
            <text:p>-160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ember" table:style-name="ta12">
        <table:table-column table:style-name="co7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Dec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Dr. John Smith" calcext:value-type="string">
            <text:p>- Dr. John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time-style style:name="N126">
      <number:hours/>
      <number:text>:</number:text>
      <number:minutes number:style="long"/>
    </number:time-style>
    <number:number-style style:name="N127">
      <number:number number:decimal-places="1" loext:min-decimal-places="1" number:min-integer-digits="1" number:grouping="true"/>
    </number:number-style>
    <number:number-style style:name="N128P0" style:volatile="true">
      <number:number number:decimal-places="1" loext:min-decimal-places="1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28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y" style:display-name="PageStyle_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y" style:display-name="PageStyle_Febr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" style:display-name="PageStyle_M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" style:display-name="PageStyle_Ju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" style:display-name="PageStyle_Ju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" style:display-name="PageStyle_Augu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er" style:display-name="PageStyle_Octo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690" meta:object-count="0"/>
    <meta:generator>LibreOfficeDev/6.0.5.2$Linux_X86_64 LibreOffice_project/</meta:generator>
  </office:meta>
</office:document-meta>
</file>